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ransformed_20_by_20_JSON-CSV.CO">
      <style:table-properties table:display="true" style:writing-mode="lr-tb"/>
    </style: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sformed by JSON-CSV.C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office:value-type="string">
            <text:p>SI Cod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string">
            <text:p>0-4</text:p>
          </table:table-cell>
          <table:table-cell office:value-type="float" office:value="364.49">
            <text:p>364.49</text:p>
          </table:table-cell>
          <table:table-cell office:value-type="float" office:value="399.72">
            <text:p>399.72</text:p>
          </table:table-cell>
          <table:table-cell office:value-type="float" office:value="419.55">
            <text:p>419.55</text:p>
          </table:table-cell>
          <table:table-cell office:value-type="float" office:value="773.37">
            <text:p>773.37</text:p>
          </table:table-cell>
          <table:table-cell office:value-type="float" office:value="938.57">
            <text:p>938.57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5-17</text:p>
          </table:table-cell>
          <table:table-cell office:value-type="float" office:value="429.15">
            <text:p>429.15</text:p>
          </table:table-cell>
          <table:table-cell office:value-type="float" office:value="484.7">
            <text:p>484.7</text:p>
          </table:table-cell>
          <table:table-cell office:value-type="float" office:value="520.79">
            <text:p>520.79</text:p>
          </table:table-cell>
          <table:table-cell office:value-type="float" office:value="1170.25">
            <text:p>1170.25</text:p>
          </table:table-cell>
          <table:table-cell office:value-type="float" office:value="1470.58">
            <text:p>1470.58</text:p>
          </table:table-cell>
          <table:table-cell table:number-columns-repeated="1018"/>
        </table:table-row>
        <table:table-row table:style-name="ro1">
          <table:table-cell office:value-type="string">
            <text:p>18-25</text:p>
          </table:table-cell>
          <table:table-cell office:value-type="float" office:value="754.21">
            <text:p>754.21</text:p>
          </table:table-cell>
          <table:table-cell office:value-type="float" office:value="1271">
            <text:p>1271</text:p>
          </table:table-cell>
          <table:table-cell office:value-type="float" office:value="1315.58">
            <text:p>1315.58</text:p>
          </table:table-cell>
          <table:table-cell office:value-type="float" office:value="2577.05">
            <text:p>2577.05</text:p>
          </table:table-cell>
          <table:table-cell office:value-type="float" office:value="2884.06">
            <text:p>2884.06</text:p>
          </table:table-cell>
          <table:table-cell table:number-columns-repeated="1018"/>
        </table:table-row>
        <table:table-row table:style-name="ro1">
          <table:table-cell office:value-type="string">
            <text:p>26-30</text:p>
          </table:table-cell>
          <table:table-cell office:value-type="float" office:value="829.61">
            <text:p>829.61</text:p>
          </table:table-cell>
          <table:table-cell office:value-type="float" office:value="1385.44">
            <text:p>1385.44</text:p>
          </table:table-cell>
          <table:table-cell office:value-type="float" office:value="1443.75">
            <text:p>1443.75</text:p>
          </table:table-cell>
          <table:table-cell office:value-type="float" office:value="3054.13">
            <text:p>3054.13</text:p>
          </table:table-cell>
          <table:table-cell office:value-type="float" office:value="3583.41">
            <text:p>3583.41</text:p>
          </table:table-cell>
          <table:table-cell table:number-columns-repeated="1018"/>
        </table:table-row>
        <table:table-row table:style-name="ro1">
          <table:table-cell office:value-type="string">
            <text:p>31-35</text:p>
          </table:table-cell>
          <table:table-cell office:value-type="float" office:value="1048.55">
            <text:p>1048.55</text:p>
          </table:table-cell>
          <table:table-cell office:value-type="float" office:value="1691.2">
            <text:p>1691.2</text:p>
          </table:table-cell>
          <table:table-cell office:value-type="float" office:value="1805.02">
            <text:p>1805.02</text:p>
          </table:table-cell>
          <table:table-cell office:value-type="float" office:value="4076.98">
            <text:p>4076.98</text:p>
          </table:table-cell>
          <table:table-cell office:value-type="float" office:value="5397.95">
            <text:p>5397.95</text:p>
          </table:table-cell>
          <table:table-cell table:number-columns-repeated="1018"/>
        </table:table-row>
        <table:table-row table:style-name="ro1">
          <table:table-cell office:value-type="string">
            <text:p>36-40</text:p>
          </table:table-cell>
          <table:table-cell office:value-type="float" office:value="1478.81">
            <text:p>1478.81</text:p>
          </table:table-cell>
          <table:table-cell office:value-type="float" office:value="2291.69">
            <text:p>2291.69</text:p>
          </table:table-cell>
          <table:table-cell office:value-type="float" office:value="2513.87">
            <text:p>2513.87</text:p>
          </table:table-cell>
          <table:table-cell office:value-type="float" office:value="6123.58">
            <text:p>6123.58</text:p>
          </table:table-cell>
          <table:table-cell office:value-type="float" office:value="8939.44">
            <text:p>8939.44</text:p>
          </table:table-cell>
          <table:table-cell table:number-columns-repeated="1018"/>
        </table:table-row>
        <table:table-row table:style-name="ro1">
          <table:table-cell office:value-type="string">
            <text:p>41-45</text:p>
          </table:table-cell>
          <table:table-cell office:value-type="float" office:value="2740.16">
            <text:p>2740.16</text:p>
          </table:table-cell>
          <table:table-cell office:value-type="float" office:value="4081.39">
            <text:p>4081.39</text:p>
          </table:table-cell>
          <table:table-cell office:value-type="float" office:value="4624.75">
            <text:p>4624.75</text:p>
          </table:table-cell>
          <table:table-cell office:value-type="float" office:value="12432.3">
            <text:p>12432.3</text:p>
          </table:table-cell>
          <table:table-cell office:value-type="float" office:value="19440.15">
            <text:p>19440.15</text:p>
          </table:table-cell>
          <table:table-cell table:number-columns-repeated="1018"/>
        </table:table-row>
        <table:table-row table:style-name="ro1">
          <table:table-cell office:value-type="string">
            <text:p>46-50</text:p>
          </table:table-cell>
          <table:table-cell office:value-type="float" office:value="3999.78">
            <text:p>3999.78</text:p>
          </table:table-cell>
          <table:table-cell office:value-type="float" office:value="5893.92">
            <text:p>5893.92</text:p>
          </table:table-cell>
          <table:table-cell office:value-type="float" office:value="6762.22">
            <text:p>6762.22</text:p>
          </table:table-cell>
          <table:table-cell office:value-type="float" office:value="17968.56">
            <text:p>17968.56</text:p>
          </table:table-cell>
          <table:table-cell office:value-type="float" office:value="29977.57">
            <text:p>29977.57</text:p>
          </table:table-cell>
          <table:table-cell table:number-columns-repeated="1018"/>
        </table:table-row>
        <table:table-row table:style-name="ro1">
          <table:table-cell office:value-type="string">
            <text:p>51-55</text:p>
          </table:table-cell>
          <table:table-cell office:value-type="float" office:value="5946.9">
            <text:p>5946.9</text:p>
          </table:table-cell>
          <table:table-cell office:value-type="float" office:value="8392.64">
            <text:p>8392.64</text:p>
          </table:table-cell>
          <table:table-cell office:value-type="float" office:value="9601.35">
            <text:p>9601.35</text:p>
          </table:table-cell>
          <table:table-cell office:value-type="float" office:value="24791.72">
            <text:p>24791.72</text:p>
          </table:table-cell>
          <table:table-cell office:value-type="float" office:value="40066.06">
            <text:p>40066.06</text:p>
          </table:table-cell>
          <table:table-cell table:number-columns-repeated="1018"/>
        </table:table-row>
        <table:table-row table:style-name="ro1">
          <table:table-cell office:value-type="string">
            <text:p>56-60</text:p>
          </table:table-cell>
          <table:table-cell office:value-type="float" office:value="9363.21">
            <text:p>9363.21</text:p>
          </table:table-cell>
          <table:table-cell office:value-type="float" office:value="12480.15">
            <text:p>12480.15</text:p>
          </table:table-cell>
          <table:table-cell office:value-type="float" office:value="15279.34">
            <text:p>15279.34</text:p>
          </table:table-cell>
          <table:table-cell office:value-type="float" office:value="37654.62">
            <text:p>37654.62</text:p>
          </table:table-cell>
          <table:table-cell office:value-type="float" office:value="61489.37">
            <text:p>61489.37</text:p>
          </table:table-cell>
          <table:table-cell table:number-columns-repeated="1018"/>
        </table:table-row>
        <table:table-row table:style-name="ro1">
          <table:table-cell office:value-type="string">
            <text:p>61-65</text:p>
          </table:table-cell>
          <table:table-cell office:value-type="float" office:value="13372.81">
            <text:p>13372.81</text:p>
          </table:table-cell>
          <table:table-cell office:value-type="float" office:value="17723.66">
            <text:p>17723.66</text:p>
          </table:table-cell>
          <table:table-cell office:value-type="float" office:value="22506.71">
            <text:p>22506.71</text:p>
          </table:table-cell>
          <table:table-cell office:value-type="float" office:value="52703.31">
            <text:p>52703.31</text:p>
          </table:table-cell>
          <table:table-cell office:value-type="float" office:value="86528.14">
            <text:p>86528.14</text:p>
          </table:table-cell>
          <table:table-cell table:number-columns-repeated="1018"/>
        </table:table-row>
        <table:table-row table:style-name="ro1">
          <table:table-cell office:value-type="string">
            <text:p>66-70</text:p>
          </table:table-cell>
          <table:table-cell office:value-type="float" office:value="19237.15">
            <text:p>19237.15</text:p>
          </table:table-cell>
          <table:table-cell office:value-type="float" office:value="26415.79">
            <text:p>26415.79</text:p>
          </table:table-cell>
          <table:table-cell office:value-type="float" office:value="31413.09">
            <text:p>31413.09</text:p>
          </table:table-cell>
          <table:table-cell office:value-type="float" office:value="72655.32">
            <text:p>72655.32</text:p>
          </table:table-cell>
          <table:table-cell office:value-type="float" office:value="119624.89">
            <text:p>119624.89</text:p>
          </table:table-cell>
          <table:table-cell table:number-columns-repeated="1018"/>
        </table:table-row>
        <table:table-row table:style-name="ro1">
          <table:table-cell office:value-type="string">
            <text:p>71-75</text:p>
          </table:table-cell>
          <table:table-cell office:value-type="float" office:value="24158.61">
            <text:p>24158.61</text:p>
          </table:table-cell>
          <table:table-cell office:value-type="float" office:value="32864.11">
            <text:p>32864.11</text:p>
          </table:table-cell>
          <table:table-cell office:value-type="float" office:value="39887.38">
            <text:p>39887.38</text:p>
          </table:table-cell>
          <table:table-cell office:value-type="float" office:value="91274.5">
            <text:p>91274.5</text:p>
          </table:table-cell>
          <table:table-cell office:value-type="float" office:value="150345.97">
            <text:p>150345.97</text:p>
          </table:table-cell>
          <table:table-cell table:number-columns-repeated="1018"/>
        </table:table-row>
        <table:table-row table:style-name="ro1">
          <table:table-cell office:value-type="string">
            <text:p>75-150</text:p>
          </table:table-cell>
          <table:table-cell office:value-type="float" office:value="33515.43">
            <text:p>33515.43</text:p>
          </table:table-cell>
          <table:table-cell office:value-type="float" office:value="45090.28">
            <text:p>45090.28</text:p>
          </table:table-cell>
          <table:table-cell office:value-type="float" office:value="55792.14">
            <text:p>55792.14</text:p>
          </table:table-cell>
          <table:table-cell office:value-type="float" office:value="126477.06">
            <text:p>126477.06</text:p>
          </table:table-cell>
          <table:table-cell office:value-type="float" office:value="208401.49">
            <text:p>208401.49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29/09/2020</text:date>, <text:time>12:5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formed_20_by_20_JSON-CSV.CO" style:display-name="PageStyle_Transformed by JSON-CSV.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9T12:57:02.04</dc:date>
    <dc:creator>satyam kumar</dc:creator>
    <meta:document-statistic meta:table-count="1" meta:cell-count="90" meta:object-count="0"/>
    <meta:generator>OpenOffice/4.1.7$Win32 OpenOffice.org_project/417m1$Build-9800</meta:generator>
  </office:meta>
</office:document-meta>
</file>